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Mouse and Keyboard:</text:p>
      <text:p text:style-name="P2">WASD: Move (walk)</text:p>
      <text:p text:style-name="P2">Mouse: Camera</text:p>
      <text:p text:style-name="P2">Spacebar: Jump</text:p>
      <text:p text:style-name="P2">Shift: Run</text:p>
      <text:p text:style-name="P2">Left Mouse: Interact</text:p>
      <text:p text:style-name="P2">Right Mouse: Carry / Drop</text:p>
      <text:p text:style-name="P2"/>
      <text:p text:style-name="P1">Controller:</text:p>
      <text:p text:style-name="P2">Left analog: Move</text:p>
      <text:p text:style-name="P2">Right Analog: Camera</text:p>
      <text:p text:style-name="P2">A: Jump</text:p>
      <text:p text:style-name="P2">LeftTrigger: Run</text:p>
      <text:p text:style-name="P2">X: Interact</text:p>
      <text:p text:style-name="P2">Y: Carry / Drop</text:p>
      <text:p text:style-name="P2"/>
      <text:p text:style-name="P1">Audio:</text:p>
      <text:p text:style-name="P2">Cat meow</text:p>
      <text:p text:style-name="P2">Cat hiss</text:p>
      <text:p text:style-name="P2">Cat movement (walk, run, jump)</text:p>
      <text:p text:style-name="P2">Dog bark</text:p>
      <text:p text:style-name="P2">Dog movement (walk, run)</text:p>
      <text:p text:style-name="P2">Kid noises (crying, laughing, boredom, oh a kitty, ritual)</text:p>
      <text:p text:style-name="P2">Kid movement (walk, run)</text:p>
      <text:p text:style-name="P2">Adult noises (yelling, speaking)</text:p>
      <text:p text:style-name="P2">Adult movement (walk)</text:p>
      <text:p text:style-name="P2">Ritual noises</text:p>
      <text:p text:style-name="P2">Generic collision noise</text:p>
      <text:p text:style-name="P2"/>
      <text:p text:style-name="P1">Art:</text:p>
      <text:p text:style-name="P2">Cat</text:p>
      <text:p text:style-name="P2">Dog<text:line-break/>Kid heads</text:p>
      <text:p text:style-name="P2">Kid bodies</text:p>
      <text:p text:style-name="P2">Kid arms</text:p>
      <text:p text:style-name="P2">Kid legs</text:p>
      <text:p text:style-name="P2">House</text:p>
      <text:p text:style-name="P2">Props</text:p>
      <text:p text:style-name="P2">Important objects</text:p>
      <text:p text:style-name="P2">Interactable objects</text:p>
      <text:p text:style-name="P2">Distraction objects (paintings, toys, etc...)</text:p>
      <text:p text:style-name="P2"/>
      <text:p text:style-name="P2">Menu Art</text:p>
      <text:p text:style-name="P2">Button art</text:p>
      <text:p text:style-name="P2">Background art</text:p>
      <text:p text:style-name="P2">Pause art (game Pawsed)</text:p>
      <text:p text:style-name="P2"/>
      <text:p text:style-name="P1">Characters:</text:p>
      <text:p text:style-name="P2">Cat</text:p>
      <text:p text:style-name="P2"><text:soft-page-break/>Kids ( Not all kids are shitty )</text:p>
      <text:p text:style-name="P2">Dog</text:p>
      <text:p text:style-name="P2">Adult</text:p>
      <text:p text:style-name="P2"/>
      <text:p text:style-name="P1">Kids and Rooms:</text:p>
      <text:p text:style-name="P2">vents</text:p>
      <text:p text:style-name="P2">7 Basement</text:p>
      <text:p text:style-name="P2">bathroom</text:p>
      <text:p text:style-name="P2">laundry</text:p>
      <text:p text:style-name="P2">wine cellar</text:p>
      <text:p text:style-name="P2">armory/history</text:p>
      <text:p text:style-name="P2">game room</text:p>
      <text:p text:style-name="P2">theater</text:p>
      <text:p text:style-name="P2">gym room</text:p>
      <text:p text:style-name="P2"/>
      <text:p text:style-name="P2">6 Ground</text:p>
      <text:p text:style-name="P2">bathroom</text:p>
      <text:p text:style-name="P2">living room</text:p>
      <text:p text:style-name="P2">kitchen</text:p>
      <text:p text:style-name="P2">dining room</text:p>
      <text:p text:style-name="P2">ballroom</text:p>
      <text:p text:style-name="P2">entrance</text:p>
      <text:p text:style-name="P2"/>
      <text:p text:style-name="P2">5 Second</text:p>
      <text:p text:style-name="P2">bathroom</text:p>
      <text:p text:style-name="P2">nice room (fancy skylight)</text:p>
      <text:p text:style-name="P2">bedroom (owner)</text:p>
      <text:p text:style-name="P2">bedroom (babies)</text:p>
      <text:p text:style-name="P2">bedroom (playtime)</text:p>
      <text:p text:style-name="P2"/>
      <text:p text:style-name="P2"/>
      <text:p text:style-name="P2"/>
      <text:p text:style-name="P2">25 kids</text:p>
      <text:p text:style-name="P2">stairs running (entrance ) </text:p>
      <text:p text:style-name="P2">drawing ( armory )</text:p>
      <text:p text:style-name="P2">playing with swords ( <text:s/>play room ) : frame kid for playing with swords</text:p>
      <text:p text:style-name="P2">bubble bath time ( second floor bathroom )</text:p>
      <text:p text:style-name="P2">car kid ( ballroom )</text:p>
      <text:p text:style-name="P2">break nice plates ( dining room )</text:p>
      <text:p text:style-name="P2">messy eater ( kitchen )</text:p>
      <text:p text:style-name="P2">little girl likes babies ( baby room ) : make loud noises</text:p>
      <text:p text:style-name="P2">gym havoc ( gym ) : get his fav toy and place in room</text:p>
      <text:p text:style-name="P2">hide and seek ( wine cellar ) : lock kid in wine cellar</text:p>
      <text:p text:style-name="P2"/>
      <text:p text:style-name="P1">Design:</text:p>
      <text:p text:style-name="P2">You control a cat who is frustrated with shitty kids in your mansion, every day you wake up to some creature tormenting you; your goal is to eliminate all of the children without getting caught. </text:p>
      <text:p text:style-name="P2">The house dog is suspicious of you and loyal to the demon spawn, you must avoid him for he will mess up with your plots. </text:p>
      <text:p text:style-name="P2">Navigate the mansion in search of ways to get rid of the children, you must use whatever means possible. </text:p>
      <text:p text:style-name="P2">Interact with a kids gaming console to break it and frame the kid for it... </text:p>
      <text:p text:style-name="P2"><text:soft-page-break/>Kids will all engage in their daily rituals, observe them and use your wit to get them out. </text:p>
      <text:p text:style-name="P2">Don't get caught, three strikes and you will get caged by your moron owner. </text:p>
      <text:p text:style-name="P2">Make sure you avoid excited children for they will grab you. </text:p>
      <text:p text:style-name="P2">Get your revenge or you will lose morale, when your morale is low you are likely to retaliate, successfully eliminating a child will improve your morale.</text:p>
      <text:p text:style-name="P2">Clocks placed around the level tell time, day starts at 8am and ends at 8pm</text:p>
      <text:p text:style-name="P2">Rooms are little levels</text:p>
      <text:p text:style-name="P2">Rooms are not large</text:p>
      <text:p text:style-name="P2">There are many rooms</text:p>
      <text:p text:style-name="P2">There are three floors (Ground, Basement, Second) Navigate with stairs, Vents, Laundry Chute, etc</text:p>
      <text:p text:style-name="P2">Each room has objects which can be carried</text:p>
      <text:p text:style-name="P2">Each room has interactible objects</text:p>
      <text:p text:style-name="P2">There are many kids, each kid has their own ritual</text:p>
      <text:p text:style-name="P2"/>
      <text:p text:style-name="P1">Code:</text:p>
      <text:p text:style-name="Standard"><text:span text:style-name="T1">Things</text:span></text:p>
      <text:p text:style-name="Standard"><text:span text:style-name="T1"/></text:p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9M46S</meta:editing-duration>
    <meta:editing-cycles>3</meta:editing-cycles>
    <meta:generator>OpenOffice/4.1.1$Win32 OpenOffice.org_project/411m6$Build-9775</meta:generator>
    <dc:date>2016-01-29T22:42:39.56</dc:date>
    <meta:document-statistic meta:table-count="0" meta:image-count="0" meta:object-count="0" meta:page-count="3" meta:paragraph-count="99" meta:word-count="479" meta:character-count="2625"/>
    <dc:creator>Jordan Vassilev</dc:creator>
    <meta:user-defined meta:name="Info 1"/>
    <meta:user-defined meta:name="Info 2"/>
    <meta:user-defined meta:name="Info 3"/>
    <meta:user-defined meta:name="Info 4"/>
  </office:meta>
</office:document-meta>
</file>